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59e" officeooo:paragraph-rsid="001a859e"/>
    </style:style>
    <style:style style:name="P2" style:family="paragraph" style:parent-style-name="Standard">
      <style:text-properties officeooo:rsid="001a859e" officeooo:paragraph-rsid="001ab23e"/>
    </style:style>
    <style:style style:name="T1" style:family="text">
      <style:text-properties officeooo:rsid="001ab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Находясь в здравом уме и трезвой памяти, я целиком и полностью сознаю, что<text:span text:style-name="T1"> у всех у нас на <text:s/>всех</text:span> <text:span text:style-name="T1">на </text:span>нас <text:s/>глубоко <text:span text:style-name="T1">забито</text:span>. <text:span text:style-name="T1">Кьянгь а, ли!</text:span></text:p>
      <text:p text:style-name="P1">Однако, для соблюдения протокола о дружбе и взаимозаинтересованности, оповещаю, что к моему персональному «сайту графомана» добавлен <text:s/>том 5-й с моим заключительным «Хулиганским романом», он же «Так вот и текём тут себе, да...»</text:p>
      <text:p text:style-name="P1">Лицам до 18 лет заходить в тот том не рекомендую.</text:p>
      <text:p text:style-name="P1">Краткое содержание романа:</text:p>
      <text:p text:style-name="P1">ночь проведённая на левом берегу реки Варанда в окрестностях деревни Сарушен, со всеми вытекающими подробностями...</text:p>
      <text:p text:style-name="P1">Кто дочитал аж до сюда — ты настоящий fb друг.</text:p>
      <text:p text:style-name="P1">Спасибо за внимание.</text:p>
      <text:p text:style-name="P1">Ссылку прилагаю в комментарии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11-16T18:09:27.644285614</meta:creation-date>
    <dc:date>2016-11-17T09:26:52.446325178</dc:date>
    <dc:creator>sehrguey </dc:creator>
    <meta:editing-duration>PT13M27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8" meta:word-count="102" meta:character-count="646" meta:non-whitespace-character-count="548"/>
  </office:meta>
</office:document-meta>
</file>